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" svg:font-family="'Noto Sans CJK JP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fo:min-height="2.629cm"/>
    </style:style>
    <style:style style:name="pr2" style:family="presentation" style:parent-style-name="기본값-subtitle">
      <style:graphic-properties draw:fill-color="#ffffff" fo:min-height="1.219cm"/>
    </style:style>
    <style:style style:name="pr3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2.629cm" svg:x="1.4cm" svg:y="0.628cm" presentation:class="title">
          <draw:text-box>
            <text:p>리버뷰 주택은 보스턴에서도 비쌀까? </text:p>
          </draw:text-box>
        </draw:frame>
        <draw:frame presentation:style-name="pr2" draw:text-style-name="P1" draw:layer="layout" svg:width="25.199cm" svg:height="1.639cm" svg:x="1.4cm" svg:y="11.39cm" presentation:class="subtitle" presentation:user-transformed="true">
          <draw:text-box>
            <text:p>B반 강새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" svg:font-family="'Noto Sans CJK JP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 CJK JP" fo:font-size="24pt" fo:language="en" fo:country="US" style:font-name-asian="Noto Sans CJK JP1" style:font-size-asian="24pt" style:language-asian="ko" style:country-asian="KR" style:font-name-complex="Noto Sans CJK JP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18pt" fo:font-style="normal" fo:text-shadow="none" style:text-underline-style="none" fo:font-weight="normal" style:letter-kerning="true" style:font-name-asian="Noto Sans CJK JP1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7T23:16:08.194195478</meta:creation-date>
    <dc:date>2020-02-07T23:28:01.050949040</dc:date>
    <meta:editing-duration>PT11M53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